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4" style:family="paragraph" style:parent-style-name="Title">
      <style:text-properties officeooo:rsid="00127e15" officeooo:paragraph-rsid="00127e15"/>
    </style:style>
    <style:style style:name="P5" style:family="paragraph" style:parent-style-name="Title">
      <style:text-properties officeooo:rsid="0013a98b" officeooo:paragraph-rsid="0013a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5">Generación de informes con Jaspersoft Studio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Rubén Agra Casal</text:p>
      <text:p text:style-name="P3">Fecha: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15T20:00:55.520000000</dc:date>
    <meta:editing-duration>PT5M5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4" meta:word-count="15" meta:character-count="111" meta:non-whitespace-character-count="100"/>
  </office:meta>
</office:document-meta>
</file>